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fa42" officeooo:paragraph-rsid="0002fa42"/>
    </style:style>
    <style:style style:name="P2" style:family="paragraph" style:parent-style-name="Standard">
      <style:text-properties officeooo:rsid="00049c6a" officeooo:paragraph-rsid="00049c6a"/>
    </style:style>
    <style:style style:name="T1" style:family="text">
      <style:text-properties officeooo:rsid="00049c6a"/>
    </style:style>
    <style:style style:name="T2" style:family="text">
      <style:text-properties style:text-position="super 58%" officeooo:rsid="00049c6a"/>
    </style:style>
    <style:style style:name="T3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: <text:a xlink:type="simple" xlink:href="mailto:pragyadara@gmail.com" text:style-name="Internet_20_link" text:visited-style-name="Visited_20_Internet_20_Link">pragyadara@gmail.com</text:a><text:tab/></text:p>
      <text:p text:style-name="P1">Cc: </text:p>
      <text:p text:style-name="P1">Bcc:</text:p>
      <text:p text:style-name="P1">Subject: Sikkim Trip (<text:span text:style-name="T1">15-7-22 to 17-722)</text:span></text:p>
      <text:p text:style-name="P1"/>
      <text:p text:style-name="P1">Hi Pragya,</text:p>
      <text:p text:style-name="P1">I hope you are having great time working from office finally after a long break due to covid. <text:span text:style-name="T1">We are are missing our bangalore friend very much and I thought of planning a small weekend trip to Sikkim on the weekend of 15</text:span><text:span text:style-name="T2">th</text:span><text:span text:style-name="T1"> July. </text:span></text:p>
      <text:p text:style-name="P2">I have already shortlisted various places that we can cover in these 2 days. I am sharing a small itinerary for the trip that will cost us nearly 15,000 including the flight tickets.</text:p>
      <text:p text:style-name="P2">Day1- Flight till Siliguri and book a taxi to Gangtok. Gangtok will provide us with all the permits required to move to the border areas of Sikkim.</text:p>
      <text:p text:style-name="P2">Day2- Start for Nathula pass and Lachen.</text:p>
      <text:p text:style-name="P2">Day3- We will start back from Lachen after visiting Zero point etc to Siliguri from where we will board our flights back.</text:p>
      <text:p text:style-name="P2"/>
      <text:p text:style-name="P2">If you find the trip feasible for you. Do let me know so that we can make the reservations asap. We are looking really forward to have a fun weekend with you.</text:p>
      <text:p text:style-name="P2"/>
      <text:p text:style-name="P2">Love,</text:p>
      <text:p text:style-name="P2">Manvi Kapoo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8T16:26:20.178677222</meta:creation-date>
    <dc:date>2022-06-19T19:08:05.391042366</dc:date>
    <meta:editing-duration>P1DT2H28M4S</meta:editing-duration>
    <meta:editing-cycles>1</meta:editing-cycles>
    <meta:document-statistic meta:table-count="0" meta:image-count="0" meta:object-count="0" meta:page-count="1" meta:paragraph-count="13" meta:word-count="180" meta:character-count="978" meta:non-whitespace-character-count="808"/>
    <meta:generator>LibreOffice/7.3.2.2$Linux_X86_64 LibreOffice_project/30$Build-2</meta:generator>
  </office:meta>
</office:document-meta>
</file>